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P6" style:parent-style-name="Normal" style:list-style-name="LFO1" style:family="paragraph"/>
    <style:style style:name="P7" style:parent-style-name="Normal" style:list-style-name="LFO1" style:family="paragraph"/>
    <style:style style:name="P8" style:parent-style-name="Normal" style:list-style-name="LFO1" style:family="paragraph"/>
    <style:style style:name="P9" style:parent-style-name="Normal" style:list-style-name="LFO1" style:family="paragraph"/>
    <style:style style:name="P10" style:parent-style-name="Normal" style:list-style-name="LFO1" style:family="paragraph"/>
    <style:style style:name="P11" style:parent-style-name="Normal" style:list-style-name="LFO1" style:family="paragraph"/>
    <style:style style:name="T12" style:parent-style-name="DefaultParagraphFont" style:family="text">
      <style:text-properties fo:font-weight="bold" style:font-weight-asian="bold" style:font-weight-complex="bold"/>
    </style:style>
    <style:style style:name="P13" style:parent-style-name="Normal" style:list-style-name="LFO2" style:family="paragraph"/>
    <style:style style:name="P14" style:parent-style-name="Normal" style:list-style-name="LFO2" style:family="paragraph"/>
    <style:style style:name="P15" style:parent-style-name="Normal" style:list-style-name="LFO2" style:family="paragraph"/>
    <style:style style:name="P16" style:parent-style-name="Normal" style:list-style-name="LFO2" style:family="paragraph"/>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P19" style:parent-style-name="Normal" style:list-style-name="LFO3" style:family="paragraph"/>
    <style:style style:name="P20" style:parent-style-name="Normal" style:list-style-name="LFO3" style:family="paragraph"/>
    <style:style style:name="P21" style:parent-style-name="Normal" style:family="paragraph">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P24" style:parent-style-name="Normal" style:list-style-name="LFO4" style:family="paragraph"/>
    <style:style style:name="T25" style:parent-style-name="DefaultParagraphFont" style:family="text">
      <style:text-properties fo:font-weight="bold" style:font-weight-asian="bold" style:font-weight-complex="bold"/>
    </style:style>
    <style:style style:name="P26" style:parent-style-name="Normal" style:list-style-name="LFO4" style:family="paragraph"/>
    <style:style style:name="T27" style:parent-style-name="DefaultParagraphFont" style:family="text">
      <style:text-properties fo:font-weight="bold" style:font-weight-asian="bold" style:font-weight-complex="bold"/>
    </style:style>
    <style:style style:name="P28" style:parent-style-name="Normal" style:list-style-name="LFO4" style:family="paragraph"/>
    <style:style style:name="T29" style:parent-style-name="DefaultParagraphFont" style:family="text">
      <style:text-properties fo:font-weight="bold" style:font-weight-asian="bold" style:font-weight-complex="bold"/>
    </style:style>
    <style:style style:name="P30" style:parent-style-name="Normal" style:list-style-name="LFO4" style:family="paragraph"/>
    <style:style style:name="T31" style:parent-style-name="DefaultParagraphFont" style:family="text">
      <style:text-properties fo:font-weight="bold" style:font-weight-asian="bold" style:font-weight-complex="bold"/>
    </style:style>
    <style:style style:name="P32" style:parent-style-name="Normal" style:list-style-name="LFO4" style:family="paragraph"/>
    <style:style style:name="T33" style:parent-style-name="DefaultParagraphFont" style:family="text">
      <style:text-properties fo:font-weight="bold" style:font-weight-asian="bold" style:font-weight-complex="bold"/>
    </style:style>
    <style:style style:name="P34" style:parent-style-name="Normal" style:list-style-name="LFO4" style:family="paragraph"/>
    <style:style style:name="T35" style:parent-style-name="DefaultParagraphFont" style:family="text">
      <style:text-properties fo:font-weight="bold" style:font-weight-asian="bold" style:font-weight-complex="bold"/>
    </style:style>
    <style:style style:name="P36" style:parent-style-name="Normal" style:list-style-name="LFO4" style:family="paragraph"/>
    <style:style style:name="T37" style:parent-style-name="DefaultParagraphFont" style:family="text">
      <style:text-properties fo:font-weight="bold" style:font-weight-asian="bold" style:font-weight-complex="bold"/>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style="italic" style:font-style-asian="italic" style:font-style-complex="italic"/>
    </style:style>
    <style:style style:name="T40" style:parent-style-name="DefaultParagraphFont" style:family="text">
      <style:text-properties fo:font-weight="bold" style:font-weight-asian="bold" style:font-weight-complex="bold"/>
    </style:style>
    <style:style style:name="P41" style:parent-style-name="Normal" style:list-style-name="LFO5" style:family="paragraph"/>
    <style:style style:name="P42" style:parent-style-name="Normal" style:list-style-name="LFO5" style:family="paragraph"/>
    <style:style style:name="P43" style:parent-style-name="Normal" style:list-style-name="LFO5" style:family="paragraph"/>
    <style:style style:name="T44" style:parent-style-name="DefaultParagraphFont" style:family="text">
      <style:text-properties fo:font-weight="bold" style:font-weight-asian="bold" style:font-weight-complex="bold"/>
    </style:style>
    <style:style style:name="P45" style:parent-style-name="Normal" style:list-style-name="LFO6" style:family="paragraph"/>
    <style:style style:name="P46" style:parent-style-name="Normal" style:list-style-name="LFO6" style:family="paragraph"/>
    <style:style style:name="P47" style:parent-style-name="Normal" style:family="paragraph">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T49" style:parent-style-name="DefaultParagraphFont" style:family="text">
      <style:text-properties fo:font-weight="bold" style:font-weight-asian="bold" style:font-weight-complex="bold"/>
    </style:style>
    <style:style style:name="T50" style:parent-style-name="DefaultParagraphFont" style:family="text">
      <style:text-properties fo:font-weight="bold" style:font-weight-asian="bold" style:font-weight-complex="bold"/>
    </style:style>
    <style:style style:name="P51" style:parent-style-name="Normal" style:list-style-name="LFO7" style:family="paragraph"/>
    <style:style style:name="P52" style:parent-style-name="Normal" style:list-style-name="LFO7" style:family="paragraph"/>
    <style:style style:name="P53" style:parent-style-name="Normal" style:list-style-name="LFO7" style:family="paragraph"/>
    <style:style style:name="P54" style:parent-style-name="Normal" style:list-style-name="LFO7" style:family="paragraph"/>
    <style:style style:name="P55" style:parent-style-name="Normal" style:list-style-name="LFO7" style:family="paragraph"/>
    <style:style style:name="T56" style:parent-style-name="DefaultParagraphFont" style:family="text">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P58" style:parent-style-name="Normal" style:list-style-name="LFO8" style:family="paragraph"/>
    <style:style style:name="P59" style:parent-style-name="Normal" style:list-style-name="LFO8" style:family="paragraph"/>
    <style:style style:name="P60" style:parent-style-name="Normal" style:family="paragraph">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P63" style:parent-style-name="Normal" style:list-style-name="LFO9" style:family="paragraph"/>
    <style:style style:name="T64" style:parent-style-name="DefaultParagraphFont" style:family="text">
      <style:text-properties fo:font-weight="bold" style:font-weight-asian="bold" style:font-weight-complex="bold"/>
    </style:style>
    <style:style style:name="P65" style:parent-style-name="Normal" style:list-style-name="LFO9" style:family="paragraph"/>
    <style:style style:name="T66" style:parent-style-name="DefaultParagraphFont" style:family="text">
      <style:text-properties fo:font-weight="bold" style:font-weight-asian="bold" style:font-weight-complex="bold"/>
    </style:style>
    <style:style style:name="P67" style:parent-style-name="Normal" style:list-style-name="LFO10" style:family="paragraph"/>
    <style:style style:name="T68" style:parent-style-name="DefaultParagraphFont" style:family="text">
      <style:text-properties fo:font-weight="bold" style:font-weight-asian="bold" style:font-weight-complex="bold"/>
    </style:style>
    <style:style style:name="P69" style:parent-style-name="Normal" style:list-style-name="LFO10" style:family="paragraph"/>
    <style:style style:name="T70" style:parent-style-name="DefaultParagraphFont" style:family="text">
      <style:text-properties fo:font-weight="bold" style:font-weight-asian="bold" style:font-weight-complex="bold"/>
    </style:style>
    <style:style style:name="P71" style:parent-style-name="Normal" style:list-style-name="LFO10" style:family="paragraph"/>
    <style:style style:name="T72" style:parent-style-name="DefaultParagraphFont" style:family="text">
      <style:text-properties fo:font-weight="bold" style:font-weight-asian="bold" style:font-weight-complex="bold"/>
    </style:style>
    <style:style style:name="P73" style:parent-style-name="Normal" style:list-style-name="LFO10" style:family="paragraph"/>
    <style:style style:name="T74" style:parent-style-name="DefaultParagraphFont" style:family="text">
      <style:text-properties fo:font-weight="bold" style:font-weight-asian="bold" style:font-weight-complex="bold"/>
    </style:style>
    <style:style style:name="T75" style:parent-style-name="DefaultParagraphFont" style:family="text">
      <style:text-properties fo:font-weight="bold" style:font-weight-asian="bold" style:font-weight-complex="bold"/>
    </style:style>
    <style:style style:name="P76" style:parent-style-name="Normal" style:list-style-name="LFO11" style:family="paragraph"/>
    <style:style style:name="P77" style:parent-style-name="Normal" style:list-style-name="LFO11" style:family="paragraph"/>
    <style:style style:name="P78" style:parent-style-name="Normal" style:family="paragraph">
      <style:text-properties fo:font-weight="bold" style:font-weight-asian="bold" style:font-weight-complex="bold"/>
    </style:style>
    <style:style style:name="T79" style:parent-style-name="DefaultParagraphFont" style:family="text">
      <style:text-properties fo:font-weight="bold" style:font-weight-asian="bold" style:font-weight-complex="bold"/>
    </style:style>
    <style:style style:name="T80" style:parent-style-name="DefaultParagraphFont" style:family="text">
      <style:text-properties fo:font-weight="bold" style:font-weight-asian="bold" style:font-weight-complex="bold"/>
    </style:style>
    <style:style style:name="P81" style:parent-style-name="Normal" style:list-style-name="LFO12" style:family="paragraph"/>
    <style:style style:name="P82" style:parent-style-name="Normal" style:list-style-name="LFO12" style:family="paragraph"/>
    <style:style style:name="P83" style:parent-style-name="Normal" style:list-style-name="LFO12" style:family="paragraph"/>
    <style:style style:name="P84" style:parent-style-name="Normal" style:list-style-name="LFO12" style:family="paragraph"/>
    <style:style style:name="T85" style:parent-style-name="DefaultParagraphFont" style:family="text">
      <style:text-properties fo:font-weight="bold" style:font-weight-asian="bold" style:font-weight-complex="bold"/>
    </style:style>
    <style:style style:name="P86" style:parent-style-name="Normal" style:list-style-name="LFO13" style:family="paragraph"/>
    <style:style style:name="P87" style:parent-style-name="Normal" style:list-style-name="LFO13" style:family="paragraph"/>
    <style:style style:name="P88" style:parent-style-name="Normal" style:family="paragraph">
      <style:text-properties fo:font-weight="bold" style:font-weight-asian="bold" style:font-weight-complex="bold"/>
    </style:style>
    <style:style style:name="T89" style:parent-style-name="DefaultParagraphFont" style:family="text">
      <style:text-properties fo:font-weight="bold" style:font-weight-asian="bold" style:font-weight-complex="bold"/>
    </style:style>
    <style:style style:name="P90" style:parent-style-name="Normal" style:list-style-name="LFO14" style:family="paragraph"/>
    <style:style style:name="T91" style:parent-style-name="DefaultParagraphFont" style:family="text">
      <style:text-properties fo:font-weight="bold" style:font-weight-asian="bold" style:font-weight-complex="bold" fo:language="fr" fo:country="FR"/>
    </style:style>
    <style:style style:name="T92" style:parent-style-name="DefaultParagraphFont" style:family="text">
      <style:text-properties fo:language="fr" fo:country="FR"/>
    </style:style>
    <style:style style:name="P93" style:parent-style-name="Normal" style:list-style-name="LFO14" style:family="paragraph"/>
    <style:style style:name="P94" style:parent-style-name="Normal" style:list-style-name="LFO14" style:family="paragraph"/>
    <style:style style:name="T95" style:parent-style-name="DefaultParagraphFont" style:family="text">
      <style:text-properties fo:font-weight="bold" style:font-weight-asian="bold" style:font-weight-complex="bold"/>
    </style:style>
    <style:style style:name="P96" style:parent-style-name="Normal" style:list-style-name="LFO14" style:family="paragraph"/>
    <style:style style:name="T97" style:parent-style-name="DefaultParagraphFont" style:family="text">
      <style:text-properties fo:font-weight="bold" style:font-weight-asian="bold" style:font-weight-complex="bold"/>
    </style:style>
    <style:style style:name="P98" style:parent-style-name="Normal" style:list-style-name="LFO14" style:family="paragraph"/>
    <style:style style:name="T99" style:parent-style-name="DefaultParagraphFont" style:family="text">
      <style:text-properties fo:font-weight="bold" style:font-weight-asian="bold" style:font-weight-complex="bold"/>
    </style:style>
    <style:style style:name="T100" style:parent-style-name="DefaultParagraphFont" style:family="text">
      <style:text-properties fo:font-style="italic" style:font-style-asian="italic" style:font-style-complex="italic"/>
    </style:style>
    <style:style style:name="T101" style:parent-style-name="DefaultParagraphFont" style:family="text">
      <style:text-properties fo:font-weight="bold" style:font-weight-asian="bold" style:font-weight-complex="bold"/>
    </style:style>
    <style:style style:name="P102" style:parent-style-name="Normal" style:list-style-name="LFO15" style:family="paragraph"/>
    <style:style style:name="P103" style:parent-style-name="Normal" style:list-style-name="LFO15" style:family="paragraph"/>
    <style:style style:name="P104" style:parent-style-name="Normal" style:family="paragraph">
      <style:text-properties fo:font-weight="bold" style:font-weight-asian="bold" style:font-weight-complex="bold"/>
    </style:style>
    <style:style style:name="T105" style:parent-style-name="DefaultParagraphFont" style:family="text">
      <style:text-properties fo:font-weight="bold" style:font-weight-asian="bold" style:font-weight-complex="bold"/>
    </style:style>
    <style:style style:name="P106" style:parent-style-name="Normal" style:list-style-name="LFO16" style:family="paragraph"/>
    <style:style style:name="P107" style:parent-style-name="Normal" style:list-style-name="LFO16" style:family="paragraph"/>
    <style:style style:name="P108" style:parent-style-name="Normal" style:list-style-name="LFO16" style:family="paragraph"/>
    <style:style style:name="P109" style:parent-style-name="Normal" style:family="paragraph">
      <style:text-properties fo:font-weight="bold" style:font-weight-asian="bold" style:font-weight-complex="bold"/>
    </style:style>
    <style:style style:name="T110" style:parent-style-name="DefaultParagraphFont" style:family="text">
      <style:text-properties fo:font-weight="bold" style:font-weight-asian="bold" style:font-weight-complex="bold"/>
    </style:style>
    <style:style style:name="P111" style:parent-style-name="Normal" style:list-style-name="LFO17" style:family="paragraph"/>
    <style:style style:name="T112" style:parent-style-name="DefaultParagraphFont" style:family="text">
      <style:text-properties fo:font-weight="bold" style:font-weight-asian="bold" style:font-weight-complex="bold"/>
    </style:style>
    <style:style style:name="P113" style:parent-style-name="Normal" style:list-style-name="LFO17" style:family="paragraph"/>
    <style:style style:name="T114" style:parent-style-name="DefaultParagraphFont" style:family="text">
      <style:text-properties fo:font-weight="bold" style:font-weight-asian="bold" style:font-weight-complex="bold"/>
    </style:style>
    <style:style style:name="T115" style:parent-style-name="DefaultParagraphFont" style:family="text">
      <style:text-properties fo:font-weight="bold" style:font-weight-asian="bold" style:font-weight-complex="bold"/>
    </style:style>
    <style:style style:name="T116" style:parent-style-name="DefaultParagraphFont" style:family="text">
      <style:text-properties fo:font-weight="bold" style:font-weight-asian="bold" style:font-weight-complex="bold"/>
    </style:style>
    <style:style style:name="P117" style:parent-style-name="Normal" style:list-style-name="LFO18" style:family="paragraph"/>
    <style:style style:name="P118" style:parent-style-name="Normal" style:list-style-name="LFO18" style:family="paragraph"/>
    <style:style style:name="P119" style:parent-style-name="Normal" style:family="paragraph">
      <style:text-properties fo:font-weight="bold" style:font-weight-asian="bold" style:font-weight-complex="bold"/>
    </style:style>
    <style:style style:name="T120" style:parent-style-name="DefaultParagraphFont" style:family="text">
      <style:text-properties fo:font-weight="bold" style:font-weight-asian="bold" style:font-weight-complex="bold"/>
    </style:style>
    <style:style style:name="P121" style:parent-style-name="Normal" style:list-style-name="LFO19" style:family="paragraph"/>
    <style:style style:name="T122" style:parent-style-name="DefaultParagraphFont" style:family="text">
      <style:text-properties fo:font-weight="bold" style:font-weight-asian="bold" style:font-weight-complex="bold"/>
    </style:style>
    <style:style style:name="P123" style:parent-style-name="Normal" style:list-style-name="LFO19" style:family="paragraph"/>
    <style:style style:name="T124" style:parent-style-name="DefaultParagraphFont" style:family="text">
      <style:text-properties fo:font-weight="bold" style:font-weight-asian="bold" style:font-weight-complex="bold"/>
    </style:style>
    <style:style style:name="P125" style:parent-style-name="Normal" style:list-style-name="LFO19" style:family="paragraph"/>
    <style:style style:name="T126" style:parent-style-name="DefaultParagraphFont" style:family="text">
      <style:text-properties fo:font-weight="bold" style:font-weight-asian="bold" style:font-weight-complex="bold" fo:language="sv" fo:country="SE"/>
    </style:style>
    <style:style style:name="T127" style:parent-style-name="DefaultParagraphFont" style:family="text">
      <style:text-properties fo:language="sv" fo:country="SE"/>
    </style:style>
    <style:style style:name="P128" style:parent-style-name="Normal" style:list-style-name="LFO19" style:family="paragraph"/>
    <style:style style:name="T129" style:parent-style-name="DefaultParagraphFont" style:family="text">
      <style:text-properties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style:style>
    <style:style style:name="T132" style:parent-style-name="DefaultParagraphFont" style:family="text">
      <style:text-properties fo:font-weight="bold" style:font-weight-asian="bold" style:font-weight-complex="bold"/>
    </style:style>
    <style:style style:name="P133" style:parent-style-name="Normal" style:list-style-name="LFO20" style:family="paragraph"/>
    <style:style style:name="P134" style:parent-style-name="Normal" style:list-style-name="LFO20" style:family="paragraph"/>
    <style:style style:name="P135" style:parent-style-name="Normal" style:family="paragraph">
      <style:text-properties fo:font-weight="bold" style:font-weight-asian="bold" style:font-weight-complex="bold"/>
    </style:style>
    <style:style style:name="T136" style:parent-style-name="DefaultParagraphFont" style:family="text">
      <style:text-properties fo:font-weight="bold" style:font-weight-asian="bold" style:font-weight-complex="bold"/>
    </style:style>
    <style:style style:name="P137" style:parent-style-name="Normal" style:list-style-name="LFO21" style:family="paragraph"/>
    <style:style style:name="P138" style:parent-style-name="Normal" style:list-style-name="LFO21" style:family="paragraph"/>
    <style:style style:name="P139" style:parent-style-name="Normal" style:list-style-name="LFO21" style:family="paragraph"/>
    <style:style style:name="P140" style:parent-style-name="Normal" style:list-style-name="LFO21" style:family="paragraph"/>
    <style:style style:name="T141" style:parent-style-name="DefaultParagraphFont" style:family="text">
      <style:text-properties fo:font-weight="bold" style:font-weight-asian="bold" style:font-weight-complex="bold"/>
    </style:style>
    <style:style style:name="P142" style:parent-style-name="Normal" style:list-style-name="LFO22" style:family="paragraph"/>
    <style:style style:name="P143" style:parent-style-name="Normal" style:list-style-name="LFO22" style:family="paragraph"/>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1. In IT what do we mean by “deployment”?</text:p>
      <text:p text:style-name="Normal"><text:span text:style-name="T2">Deployment</text:span> is the process of releasing software into an environment where it can be executed by users or other systems. It involves taking code that has been developed, tested, and packaged, and moving it into <text:span text:style-name="T3">staging</text:span>, <text:span text:style-name="T4">UAT</text:span>, or <text:span text:style-name="T5">production</text:span> environments.</text:p>
      <text:p text:style-name="Normal">Typical deployment steps may include:</text:p>
      <text:list text:style-name="LFO1" text:continue-numbering="true">
        <text:list-item>
          <text:p text:style-name="P6">building the application</text:p>
        </text:list-item>
        <text:list-item>
          <text:p text:style-name="P7">packaging (containers, binaries, bundles)</text:p>
        </text:list-item>
        <text:list-item>
          <text:p text:style-name="P8">configuring environment variables</text:p>
        </text:list-item>
        <text:list-item>
          <text:p text:style-name="P9">provisioning infrastructure</text:p>
        </text:list-item>
        <text:list-item>
          <text:p text:style-name="P10">releasing to users</text:p>
        </text:list-item>
        <text:list-item>
          <text:p text:style-name="P11">monitoring for failures or bugs</text:p>
        </text:list-item>
      </text:list>
      <text:p text:style-name="Normal"><text:span text:style-name="T12">Examples</text:span></text:p>
      <text:list text:style-name="LFO2" text:continue-numbering="true">
        <text:list-item>
          <text:p text:style-name="P13">Deploying a web app to AWS, Azure, or GCP</text:p>
        </text:list-item>
        <text:list-item>
          <text:p text:style-name="P14">Deploying an API service into Kubernetes</text:p>
        </text:list-item>
        <text:list-item>
          <text:p text:style-name="P15">Deploying a machine learning model for inference</text:p>
        </text:list-item>
        <text:list-item>
          <text:p text:style-name="P16">Updating a mobile app version via the App Store</text:p>
        </text:list-item>
      </text:list>
      <text:p text:style-name="Normal">Modern deployments often use <text:span text:style-name="T17">CI/CD pipelines</text:span> (e.g., GitHub Actions, GitLab CI, Jenkins, Azure DevOps).</text:p>
      <text:p text:style-name="Normal"><text:span text:style-name="T18">Sources</text:span></text:p>
      <text:list text:style-name="LFO3" text:continue-numbering="true">
        <text:list-item>
          <text:p text:style-name="P19">Red Hat (What is Deployment?): https://www.redhat.com/en/topics/devops/what-is-deployment</text:p>
        </text:list-item>
        <text:list-item>
          <text:p text:style-name="P20">AWS DevOps Glossary</text:p>
        </text:list-item>
      </text:list>
      <text:p text:style-name="Normal"><draw:custom-shape svg:x="0in" svg:y="0in" svg:width="0in" svg:height="0.04167in" draw:z-index="0" draw:id="id0" draw:style-name="a0" draw:name="Horizontal Line 55" text:anchor-type="as-char"><svg:title/><svg:desc/><draw:enhanced-geometry draw:type="non-primitive" svg:viewBox="0 0 21600 21600" draw:enhanced-path="M 0 0 L 21600 0 21600 21600 0 21600 Z N"/></draw:custom-shape></text:p>
      <text:p text:style-name="P21">2. What is “Cloud Native”?</text:p>
      <text:p text:style-name="Normal"><text:span text:style-name="T22">Cloud Native</text:span> describes applications that are <text:span text:style-name="T23">designed specifically for cloud environments</text:span>, rather than migrated from on-premises data centres.</text:p>
      <text:p text:style-name="Normal">Cloud Native systems typically:</text:p>
      <text:soft-page-break/>
      <text:list text:style-name="LFO4" text:continue-numbering="true">
        <text:list-item>
          <text:p text:style-name="P24">use <text:span text:style-name="T25">microservices architectures</text:span></text:p>
        </text:list-item>
        <text:list-item>
          <text:p text:style-name="P26">are <text:span text:style-name="T27">containerised</text:span> (e.g., Docker)</text:p>
        </text:list-item>
        <text:list-item>
          <text:p text:style-name="P28">are <text:span text:style-name="T29">orchestrated</text:span> (e.g., Kubernetes)</text:p>
        </text:list-item>
        <text:list-item>
          <text:p text:style-name="P30">support <text:span text:style-name="T31">auto-scaling</text:span></text:p>
        </text:list-item>
        <text:list-item>
          <text:p text:style-name="P32">adopt <text:span text:style-name="T33">DevOps practices</text:span></text:p>
        </text:list-item>
        <text:list-item>
          <text:p text:style-name="P34">use <text:span text:style-name="T35">immutable infrastructure</text:span></text:p>
        </text:list-item>
        <text:list-item>
          <text:p text:style-name="P36">rely on <text:span text:style-name="T37">managed cloud services</text:span></text:p>
        </text:list-item>
      </text:list>
      <text:p text:style-name="Normal"><text:span text:style-name="T38">Key idea:</text:span></text:p>
      <text:p text:style-name="Normal"><text:span text:style-name="T39">Built for the cloud, optimised for elasticity, automation and resilience.</text:span></text:p>
      <text:p text:style-name="Normal"><text:span text:style-name="T40">Examples</text:span></text:p>
      <text:list text:style-name="LFO5" text:continue-numbering="true">
        <text:list-item>
          <text:p text:style-name="P41">Netflix microservices architecture</text:p>
        </text:list-item>
        <text:list-item>
          <text:p text:style-name="P42">Kubernetes-based SaaS apps</text:p>
        </text:list-item>
        <text:list-item>
          <text:p text:style-name="P43">Serverless workloads (AWS Lambda, Azure Functions)</text:p>
        </text:list-item>
      </text:list>
      <text:p text:style-name="Normal"><text:span text:style-name="T44">Sources</text:span></text:p>
      <text:list text:style-name="LFO6" text:continue-numbering="true">
        <text:list-item>
          <text:p text:style-name="P45">CNCF (Cloud Native Computing Foundation) definition: https://cncf.io/</text:p>
        </text:list-item>
        <text:list-item>
          <text:p text:style-name="P46">IBM Cloud Native Guide</text:p>
        </text:list-item>
      </text:list>
      <text:p text:style-name="Normal"><draw:custom-shape svg:x="0in" svg:y="0in" svg:width="0in" svg:height="0.04167in" draw:z-index="0" draw:id="id1" draw:style-name="a1" draw:name="Horizontal Line 56" text:anchor-type="as-char"><svg:title/><svg:desc/><draw:enhanced-geometry draw:type="non-primitive" svg:viewBox="0 0 21600 21600" draw:enhanced-path="M 0 0 L 21600 0 21600 21600 0 21600 Z N"/></draw:custom-shape></text:p>
      <text:p text:style-name="P47">3. What is a YAML file and its role in Docker?</text:p>
      <text:p text:style-name="Normal"><text:span text:style-name="T48">YAML</text:span> stands for <text:span text:style-name="T49">“YAML Ain’t Markup Language”</text:span> — a human-readable data format used for configuration. It uses indentation instead of brackets, making it easier than XML or JSON for people to read and edit.</text:p>
      <text:p text:style-name="Normal">In Docker, YAML is used mainly in <text:span text:style-name="T50">docker-compose.yml</text:span> to define:</text:p>
      <text:list text:style-name="LFO7" text:continue-numbering="true">
        <text:list-item>
          <text:p text:style-name="P51">multiple containers and how they interact</text:p>
        </text:list-item>
        <text:list-item>
          <text:p text:style-name="P52">container networking</text:p>
        </text:list-item>
        <text:list-item>
          <text:p text:style-name="P53">mounted volumes</text:p>
        </text:list-item>
        <text:list-item>
          <text:p text:style-name="P54">environment variables</text:p>
        </text:list-item>
        <text:list-item>
          <text:p text:style-name="P55">restart policies</text:p>
        </text:list-item>
      </text:list>
      <text:soft-page-break/>
      <text:p text:style-name="Normal"><text:span text:style-name="T56">Example:</text:span><text:line-break/>docker-compose up can start a web app + database together with one command.</text:p>
      <text:p text:style-name="Normal"><text:span text:style-name="T57">Sources</text:span></text:p>
      <text:list text:style-name="LFO8" text:continue-numbering="true">
        <text:list-item>
          <text:p text:style-name="P58">Docker Compose Docs: <text:a xlink:href="https://docs.docker.com/compose/" office:target-frame-name="_top" xlink:show="replace"><text:span text:style-name="Hyperlink">https://docs.docker.com/compose/</text:span></text:a></text:p>
        </text:list-item>
        <text:list-item>
          <text:p text:style-name="P59">YAML Specification: <text:a xlink:href="https://yaml.org/" office:target-frame-name="_top" xlink:show="replace"><text:span text:style-name="Hyperlink">https://yaml.org/</text:span></text:a></text:p>
        </text:list-item>
      </text:list>
      <text:p text:style-name="Normal"><draw:custom-shape svg:x="0in" svg:y="0in" svg:width="0in" svg:height="0.04167in" draw:z-index="0" draw:id="id2" draw:style-name="a2" draw:name="Horizontal Line 57" text:anchor-type="as-char"><svg:title/><svg:desc/><draw:enhanced-geometry draw:type="non-primitive" svg:viewBox="0 0 21600 21600" draw:enhanced-path="M 0 0 L 21600 0 21600 21600 0 21600 Z N"/></draw:custom-shape></text:p>
      <text:p text:style-name="P60">4. What is an IP address?</text:p>
      <text:p text:style-name="Normal">An <text:span text:style-name="T61">IP (Internet Protocol) address</text:span> is a numerical identifier assigned to networked devices so that they can send and receive data over a network. It functions like a postal address for digital systems.</text:p>
      <text:p text:style-name="Normal"><text:span text:style-name="T62">Two major formats:</text:span></text:p>
      <text:list text:style-name="LFO9" text:continue-numbering="true">
        <text:list-item>
          <text:p text:style-name="P63"><text:span text:style-name="T64">IPv4:</text:span> 192.168.1.1 (32-bit, ~4.3B addresses)</text:p>
        </text:list-item>
        <text:list-item>
          <text:p text:style-name="P65"><text:span text:style-name="T66">IPv6:</text:span> 2001:db8::1428:57ab (128-bit, ~340 undecillion addresses)</text:p>
        </text:list-item>
      </text:list>
      <text:p text:style-name="Normal">IP addresses can be:</text:p>
      <text:list text:style-name="LFO10" text:continue-numbering="true">
        <text:list-item>
          <text:p text:style-name="P67"><text:span text:style-name="T68">Public</text:span> (accessible from the internet)</text:p>
        </text:list-item>
        <text:list-item>
          <text:p text:style-name="P69"><text:span text:style-name="T70">Private</text:span> (internal networks)</text:p>
        </text:list-item>
        <text:list-item>
          <text:p text:style-name="P71"><text:span text:style-name="T72">Static</text:span> (fixed)</text:p>
        </text:list-item>
        <text:list-item>
          <text:p text:style-name="P73"><text:span text:style-name="T74">Dynamic</text:span> (assigned via DHCP)</text:p>
        </text:list-item>
      </text:list>
      <text:p text:style-name="Normal"><text:span text:style-name="T75">Sources</text:span></text:p>
      <text:list text:style-name="LFO11" text:continue-numbering="true">
        <text:list-item>
          <text:p text:style-name="P76">IETF IPv4/IPv6 Standards</text:p>
        </text:list-item>
        <text:list-item>
          <text:p text:style-name="P77">ICANN IP Addressing Overview</text:p>
        </text:list-item>
      </text:list>
      <text:p text:style-name="Normal"><draw:custom-shape svg:x="0in" svg:y="0in" svg:width="0in" svg:height="0.04167in" draw:z-index="0" draw:id="id3" draw:style-name="a3" draw:name="Horizontal Line 58" text:anchor-type="as-char"><svg:title/><svg:desc/><draw:enhanced-geometry draw:type="non-primitive" svg:viewBox="0 0 21600 21600" draw:enhanced-path="M 0 0 L 21600 0 21600 21600 0 21600 Z N"/></draw:custom-shape></text:p>
      <text:p text:style-name="P78">5. In IT what do we mean by DNS?</text:p>
      <text:p text:style-name="Normal"><text:span text:style-name="T79">DNS</text:span> = <text:span text:style-name="T80">Domain Name System</text:span></text:p>
      <text:p text:style-name="Normal">DNS translates human-friendly domain names into machine IP addresses.</text:p>
      <text:p text:style-name="Normal">Example:</text:p>
      <text:p text:style-name="Normal">google.com → 142.250.187.206</text:p>
      <text:soft-page-break/>
      <text:p text:style-name="Normal">Without DNS the internet would require users to memorise IP numbers.</text:p>
      <text:p text:style-name="Normal">DNS also supports:</text:p>
      <text:list text:style-name="LFO12" text:continue-numbering="true">
        <text:list-item>
          <text:p text:style-name="P81">CNAME (aliases)</text:p>
        </text:list-item>
        <text:list-item>
          <text:p text:style-name="P82">MX (mail routing)</text:p>
        </text:list-item>
        <text:list-item>
          <text:p text:style-name="P83">TXT (verification/security, e.g., SPF/DKIM)</text:p>
        </text:list-item>
        <text:list-item>
          <text:p text:style-name="P84">NS (name servers)</text:p>
        </text:list-item>
      </text:list>
      <text:p text:style-name="Normal"><text:span text:style-name="T85">Sources</text:span></text:p>
      <text:list text:style-name="LFO13" text:continue-numbering="true">
        <text:list-item>
          <text:p text:style-name="P86">Cloudflare DNS Primer</text:p>
        </text:list-item>
        <text:list-item>
          <text:p text:style-name="P87">IETF RFC 1034/1035</text:p>
        </text:list-item>
      </text:list>
      <text:p text:style-name="Normal"><draw:custom-shape svg:x="0in" svg:y="0in" svg:width="0in" svg:height="0.04167in" draw:z-index="0" draw:id="id4" draw:style-name="a4" draw:name="Horizontal Line 59" text:anchor-type="as-char"><svg:title/><svg:desc/><draw:enhanced-geometry draw:type="non-primitive" svg:viewBox="0 0 21600 21600" draw:enhanced-path="M 0 0 L 21600 0 21600 21600 0 21600 Z N"/></draw:custom-shape></text:p>
      <text:p text:style-name="P88">6. What is a namespace?</text:p>
      <text:p text:style-name="Normal">A <text:span text:style-name="T89">namespace</text:span> provides a logical boundary for resources, preventing naming collisions and enabling isolation.</text:p>
      <text:p text:style-name="Normal">Contexts include:</text:p>
      <text:list text:style-name="LFO14" text:continue-numbering="true">
        <text:list-item>
          <text:p text:style-name="P90"><text:span text:style-name="T91">Kubernetes:</text:span><text:span text:style-name="T92"> isolates deployments, pods, secrets, etc.</text:span></text:p>
          <text:list text:continue-numbering="true">
            <text:list-item>
              <text:p text:style-name="P93">Example: dev, test, prod namespaces</text:p>
            </text:list-item>
          </text:list>
        </text:list-item>
        <text:list-item>
          <text:p text:style-name="P94"><text:span text:style-name="T95">Linux OS:</text:span> isolates processes for containers (PID, NET, IPC namespaces)</text:p>
        </text:list-item>
        <text:list-item>
          <text:p text:style-name="P96"><text:span text:style-name="T97">Networking:</text:span> isolates virtual networks</text:p>
        </text:list-item>
        <text:list-item>
          <text:p text:style-name="P98"><text:span text:style-name="T99">Programming:</text:span> prevents variable/function naming clashes</text:p>
        </text:list-item>
      </text:list>
      <text:p text:style-name="Normal">Analogy:</text:p>
      <text:p text:style-name="Normal"><text:span text:style-name="T100">It is a labelled “space” that keeps resources organised and isolated.</text:span></text:p>
      <text:p text:style-name="Normal"><text:span text:style-name="T101">Sources</text:span></text:p>
      <text:list text:style-name="LFO15" text:continue-numbering="true">
        <text:list-item>
          <text:p text:style-name="P102">Kubernetes API Reference</text:p>
        </text:list-item>
        <text:list-item>
          <text:p text:style-name="P103">Linux Kernel Docs (Namespaces)</text:p>
        </text:list-item>
      </text:list>
      <text:p text:style-name="Normal"><draw:custom-shape svg:x="0in" svg:y="0in" svg:width="0in" svg:height="0.04167in" draw:z-index="0" draw:id="id5" draw:style-name="a5" draw:name="Horizontal Line 60" text:anchor-type="as-char"><svg:title/><svg:desc/><draw:enhanced-geometry draw:type="non-primitive" svg:viewBox="0 0 21600 21600" draw:enhanced-path="M 0 0 L 21600 0 21600 21600 0 21600 Z N"/></draw:custom-shape></text:p>
      <text:p text:style-name="P104">7. Difference between Docker Swarm and Kubernetes</text:p>
      <text:soft-page-break/>
      <text:p text:style-name="Normal">Docker Swarm and Kubernetes are both tools that orchestrate containerised applications across clusters of machines, but they differ significantly in complexity, scale, and ecosystem support. Docker Swarm is simpler to install and operate, making it suitable for small to medium environments where basic container orchestration, service discovery, and scaling are required. Kubernetes, on the other hand, provides a far more comprehensive orchestration ecosystem with advanced capabilities such as self-healing, automatic scaling, robust networking, declarative configuration, and extensive monitoring and tooling support. Because of these features, Kubernetes has become the industry standard for large, distributed, and mission-critical workloads where reliability, resilience, and automation are essential. Today, Kubernetes enjoys far broader community and enterprise adoption, while Docker Swarm sees more limited usage and is considered better suited to lightweight or less complex deployments</text:p>
      <text:p text:style-name="Normal"><text:span text:style-name="T105">Sources</text:span></text:p>
      <text:list text:style-name="LFO16" text:continue-numbering="true">
        <text:list-item>
          <text:p text:style-name="P106">CNCF Annual Survey</text:p>
        </text:list-item>
        <text:list-item>
          <text:p text:style-name="P107">Docker Documentation</text:p>
        </text:list-item>
        <text:list-item>
          <text:p text:style-name="P108">Kubernetes Documentation</text:p>
        </text:list-item>
      </text:list>
      <text:p text:style-name="Normal"><draw:custom-shape svg:x="0in" svg:y="0in" svg:width="0in" svg:height="0.04167in" draw:z-index="0" draw:id="id6" draw:style-name="a6" draw:name="Horizontal Line 61" text:anchor-type="as-char"><svg:title/><svg:desc/><draw:enhanced-geometry draw:type="non-primitive" svg:viewBox="0 0 21600 21600" draw:enhanced-path="M 0 0 L 21600 0 21600 21600 0 21600 Z N"/></draw:custom-shape></text:p>
      <text:p text:style-name="P109">8. What does “Scalable Application” mean?</text:p>
      <text:p text:style-name="Normal">A scalable application can handle increased load (more users, data, or requests) <text:span text:style-name="T110">without major redesign or failure</text:span>.</text:p>
      <text:p text:style-name="Normal">Two scaling strategies:</text:p>
      <text:list text:style-name="LFO17" text:continue-numbering="true">
        <text:list-item>
          <text:p text:style-name="P111"><text:span text:style-name="T112">Vertical Scaling (Scale Up)</text:span><text:line-break/>Add more power to one machine (CPU/RAM)</text:p>
        </text:list-item>
        <text:list-item>
          <text:p text:style-name="P113"><text:span text:style-name="T114">Horizontal Scaling (Scale Out)</text:span><text:line-break/>Add more machines/containers behind a load balancer</text:p>
        </text:list-item>
      </text:list>
      <text:p text:style-name="Normal"><text:span text:style-name="T115">Example</text:span><text:line-break/>Netflix uses horizontal scaling for global traffic spikes.</text:p>
      <text:p text:style-name="Normal"><text:span text:style-name="T116">Sources</text:span></text:p>
      <text:list text:style-name="LFO18" text:continue-numbering="true">
        <text:list-item>
          <text:p text:style-name="P117">Netflix Tech Blog</text:p>
        </text:list-item>
        <text:list-item>
          <text:p text:style-name="P118">AWS Well-Architected Framework (Scalability Pillar)</text:p>
        </text:list-item>
      </text:list>
      <text:p text:style-name="Normal"><draw:custom-shape svg:x="0in" svg:y="0in" svg:width="0in" svg:height="0.04167in" draw:z-index="0" draw:id="id7" draw:style-name="a7" draw:name="Horizontal Line 62" text:anchor-type="as-char"><svg:title/><svg:desc/><draw:enhanced-geometry draw:type="non-primitive" svg:viewBox="0 0 21600 21600" draw:enhanced-path="M 0 0 L 21600 0 21600 21600 0 21600 Z N"/></draw:custom-shape></text:p>
      <text:soft-page-break/>
      <text:p text:style-name="P119">9. Is it possible to run Kubernetes without Docker?</text:p>
      <text:p text:style-name="Normal"><text:span text:style-name="T120">Yes.</text:span></text:p>
      <text:p text:style-name="Normal">Kubernetes uses a Container Runtime Interface (CRI), not Docker specifically.</text:p>
      <text:p text:style-name="Normal">Supported runtimes include:</text:p>
      <text:list text:style-name="LFO19" text:continue-numbering="true">
        <text:list-item>
          <text:p text:style-name="P121"><text:span text:style-name="T122">containerd</text:span> (default)</text:p>
        </text:list-item>
        <text:list-item>
          <text:p text:style-name="P123"><text:span text:style-name="T124">CRI-O</text:span></text:p>
        </text:list-item>
        <text:list-item>
          <text:p text:style-name="P125"><text:span text:style-name="T126">Mirantis Docker Engine</text:span><text:span text:style-name="T127"> (via shim)</text:span></text:p>
        </text:list-item>
        <text:list-item>
          <text:p text:style-name="P128">formerly <text:span text:style-name="T129">rkt</text:span> (now deprecated)</text:p>
        </text:list-item>
      </text:list>
      <text:p text:style-name="Normal">Kubernetes officially removed direct Docker runtime support in <text:span text:style-name="T130">2021</text:span> in favour of <text:span text:style-name="T131">containerd</text:span>.</text:p>
      <text:p text:style-name="Normal"><text:span text:style-name="T132">Sources</text:span></text:p>
      <text:list text:style-name="LFO20" text:continue-numbering="true">
        <text:list-item>
          <text:p text:style-name="P133">Kubernetes v1.20 Release Notes</text:p>
        </text:list-item>
        <text:list-item>
          <text:p text:style-name="P134">CNCF CRI Documentation</text:p>
        </text:list-item>
      </text:list>
      <text:p text:style-name="Normal"><draw:custom-shape svg:x="0in" svg:y="0in" svg:width="0in" svg:height="0.04167in" draw:z-index="0" draw:id="id8" draw:style-name="a8" draw:name="Horizontal Line 63" text:anchor-type="as-char"><svg:title/><svg:desc/><draw:enhanced-geometry draw:type="non-primitive" svg:viewBox="0 0 21600 21600" draw:enhanced-path="M 0 0 L 21600 0 21600 21600 0 21600 Z N"/></draw:custom-shape></text:p>
      <text:p text:style-name="P135">10. Can Docker be run without Kubernetes?</text:p>
      <text:p text:style-name="Normal"><text:span text:style-name="T136">Yes — absolutely.</text:span></text:p>
      <text:p text:style-name="Normal">Docker can run as a standalone container engine for:</text:p>
      <text:list text:style-name="LFO21" text:continue-numbering="true">
        <text:list-item>
          <text:p text:style-name="P137">local development</text:p>
        </text:list-item>
        <text:list-item>
          <text:p text:style-name="P138">single host deployments</text:p>
        </text:list-item>
        <text:list-item>
          <text:p text:style-name="P139">small microservices</text:p>
        </text:list-item>
        <text:list-item>
          <text:p text:style-name="P140">CI pipelines</text:p>
        </text:list-item>
      </text:list>
      <text:p text:style-name="Normal">Kubernetes is only needed when orchestration is required across multiple nodes (e.g., self-healing, scaling, load balancing, scheduling).</text:p>
      <text:p text:style-name="Normal"><text:span text:style-name="T141">Sources</text:span></text:p>
      <text:list text:style-name="LFO22" text:continue-numbering="true">
        <text:list-item>
          <text:p text:style-name="P142">Docker Docs: Getting Started</text:p>
        </text:list-item>
        <text:list-item>
          <text:p text:style-name="P143">CNCF Container Landscape</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Fozia Iqbal</meta:initial-creator>
    <dc:creator>Fozia Iqbal</dc:creator>
    <meta:creation-date>2026-02-02T10:21:00Z</meta:creation-date>
    <dc:date>2026-02-02T10:21:00Z</dc:date>
    <meta:template xlink:href="Normal" xlink:type="simple"/>
    <meta:editing-cycles>1</meta:editing-cycles>
    <meta:editing-duration>PT0S</meta:editing-duration>
    <meta:document-statistic meta:page-count="6" meta:paragraph-count="12" meta:word-count="931" meta:character-count="6231" meta:row-count="44" meta:non-whitespace-character-count="5312"/>
  </office:meta>
</office:document-meta>
</file>